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4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1341666666667cm"/>
    </style:style>
    <style:style style:name="co3" style:family="table-column">
      <style:table-column-properties fo:break-before="auto" style:column-width="6.93208333333333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Bill of Material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">
            <text:p>Supplie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QTY</text:p>
          </table:table-cell>
          <table:table-cell office:value-type="string" table:style-name="ce2">
            <text:p>Unit</text:p>
          </table:table-cell>
          <table:table-cell office:value-type="string" table:style-name="ce1">
            <text:p>Su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PCB Mini Drill Kit 12VDC</text:p>
          </table:table-cell>
          <table:table-cell office:value-type="string" table:style-name="ce1">
            <text:p>CMU PCB DRILL KIT IN CASE 12VDC</text:p>
          </table:table-cell>
          <table:table-cell office:value-type="float" office:value="1" table:style-name="ce1">
            <text:p>1</text:p>
          </table:table-cell>
          <table:table-cell office:value-type="currency" office:value="269" table:style-name="ce2">
            <text:p>R 269.00</text:p>
          </table:table-cell>
          <table:table-cell office:value-type="currency" office:value="269" table:formula="of:=[.E3]*[.D3]" table:style-name="ce2">
            <text:p>R 269.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Resistors network DIL <text:s/>8 way 270ohm</text:p>
          </table:table-cell>
          <table:table-cell office:value-type="string" table:style-name="ce1">
            <text:p>16P15R 270R</text:p>
          </table:table-cell>
          <table:table-cell office:value-type="float" office:value="1" table:style-name="ce1">
            <text:p>1</text:p>
          </table:table-cell>
          <table:table-cell office:value-type="currency" office:value="1.9" table:style-name="ce2">
            <text:p>R 1.90</text:p>
          </table:table-cell>
          <table:table-cell office:value-type="currency" office:value="1.9" table:formula="of:=[.E4]*[.D4]" table:style-name="ce2">
            <text:p>R 1.9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TERMINAL BLOCK 7,62MM PCB 2WAY 24A 500V</text:p>
          </table:table-cell>
          <table:table-cell office:value-type="string" table:style-name="ce1">
            <text:p>MRT5P7,62-2VE</text:p>
          </table:table-cell>
          <table:table-cell office:value-type="float" office:value="2" table:style-name="ce1">
            <text:p>2</text:p>
          </table:table-cell>
          <table:table-cell office:value-type="currency" office:value="9.14" table:style-name="ce2">
            <text:p>R 9.14</text:p>
          </table:table-cell>
          <table:table-cell office:value-type="currency" office:value="18.28" table:formula="of:=[.E5]*[.D5]" table:style-name="ce2">
            <text:p>R 18.2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3.5mm Universal Screw Terminal Block • 2 way • 10A – 250V • Straight Pins • Green</text:p>
          </table:table-cell>
          <table:table-cell office:value-type="string" table:style-name="ce1">
            <text:p>XY3,5-2</text:p>
          </table:table-cell>
          <table:table-cell office:value-type="float" office:value="2" table:style-name="ce1">
            <text:p>2</text:p>
          </table:table-cell>
          <table:table-cell office:value-type="currency" office:value="2.65" table:style-name="ce2">
            <text:p>R 2.65</text:p>
          </table:table-cell>
          <table:table-cell office:value-type="currency" office:value="5.3" table:formula="of:=[.E6]*[.D6]" table:style-name="ce2">
            <text:p>R 5.3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3">
            <text:p>2.54mm PCB Pin Connector • 40 way in Single Row • Straight Pins • Gold Plated</text:p>
          </table:table-cell>
          <table:table-cell office:value-type="string" table:style-name="ce1">
            <text:p>708401</text:p>
          </table:table-cell>
          <table:table-cell office:value-type="float" office:value="2" table:style-name="ce1">
            <text:p>2</text:p>
          </table:table-cell>
          <table:table-cell office:value-type="currency" office:value="3.05" table:style-name="ce2">
            <text:p>R 3.05</text:p>
          </table:table-cell>
          <table:table-cell office:value-type="currency" office:value="6.1" table:formula="of:=[.E7]*[.D7]" table:style-name="ce2">
            <text:p>R 6.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100nf / 0.1uf Ceramic capaticors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currency" office:value="1" table:style-name="ce2">
            <text:p>R 1.00</text:p>
          </table:table-cell>
          <table:table-cell office:value-type="currency" office:value="5" table:formula="of:=[.E8]*[.D8]" table:style-name="ce2">
            <text:p>R 5.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1K ohm 1/4w</text:p>
          </table:table-cell>
          <table:table-cell office:value-type="string" table:style-name="ce1">
            <text:p>CFR25J-1K0</text:p>
          </table:table-cell>
          <table:table-cell office:value-type="float" office:value="20" table:style-name="ce1">
            <text:p>20</text:p>
          </table:table-cell>
          <table:table-cell office:value-type="currency" office:value="0.12" table:style-name="ce2">
            <text:p>R 0.12</text:p>
          </table:table-cell>
          <table:table-cell office:value-type="currency" office:value="2.4" table:formula="of:=[.E9]*[.D9]" table:style-name="ce2">
            <text:p>R 2.4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10K ohm 1/4w</text:p>
          </table:table-cell>
          <table:table-cell office:value-type="string" table:style-name="ce1">
            <text:p>CFR25J-10K</text:p>
          </table:table-cell>
          <table:table-cell office:value-type="float" office:value="20" table:style-name="ce1">
            <text:p>20</text:p>
          </table:table-cell>
          <table:table-cell office:value-type="currency" office:value="0.12" table:style-name="ce2">
            <text:p>R 0.12</text:p>
          </table:table-cell>
          <table:table-cell office:value-type="currency" office:value="2.4" table:formula="of:=[.E10]*[.D10]" table:style-name="ce2">
            <text:p>R 2.4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LM1117DT-3,3 Voltage Regulator</text:p>
          </table:table-cell>
          <table:table-cell office:value-type="string" table:style-name="ce1">
            <text:p>LM1117DT-3,3</text:p>
          </table:table-cell>
          <table:table-cell office:value-type="float" office:value="1" table:style-name="ce1">
            <text:p>1</text:p>
          </table:table-cell>
          <table:table-cell office:value-type="currency" office:value="17.25" table:style-name="ce2">
            <text:p>R 17.25</text:p>
          </table:table-cell>
          <table:table-cell office:value-type="currency" office:value="17.25" table:formula="of:=[.E11]*[.D11]" table:style-name="ce2">
            <text:p>R 17.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unica</text:p>
          </table:table-cell>
          <table:table-cell office:value-type="string" table:style-name="ce1">
            <text:p>REAL TIME CLOCK-DS130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45" table:style-name="ce2">
            <text:p>R 45.00</text:p>
          </table:table-cell>
          <table:table-cell office:value-type="currency" office:value="45" table:formula="of:=[.E12]*[.D12]" table:style-name="ce2">
            <text:p>R 45.00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1">
            <text:p>MicroRobotics</text:p>
          </table:table-cell>
          <table:table-cell office:value-type="string" table:style-name="ce1">
            <text:p>OLED 0.96" Display I2C White</text:p>
          </table:table-cell>
          <table:table-cell office:value-type="string" table:style-name="ce1">
            <text:p>OLED096W</text:p>
          </table:table-cell>
          <table:table-cell office:value-type="float" office:value="1" table:style-name="ce1">
            <text:p>1</text:p>
          </table:table-cell>
          <table:table-cell office:value-type="currency" office:value="112.7" table:style-name="ce2">
            <text:p>R 112.70</text:p>
          </table:table-cell>
          <table:table-cell office:value-type="currency" office:value="112.7" table:formula="of:=[.E14]*[.D14]" table:style-name="ce2">
            <text:p>R 112.70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style-name="ce2"/>
          <table:table-cell office:value-type="currency" office:value="0" table:formula="of:=[.E15]*[.D15]" table:style-name="ce2">
            <text:p>R 0.00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style-name="ce2"/>
          <table:table-cell office:value-type="currency" office:value="0" table:formula="of:=[.E16]*[.D16]" table:style-name="ce2">
            <text:p>R 0.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S</text:p>
          </table:table-cell>
          <table:table-cell office:value-type="string" table:style-name="ce1">
            <text:p>PCA9555 TSOP24</text:p>
          </table:table-cell>
          <table:table-cell office:value-type="string" table:style-name="ce1">
            <text:p>483-7222</text:p>
          </table:table-cell>
          <table:table-cell office:value-type="float" office:value="1" table:style-name="ce1">
            <text:p>1</text:p>
          </table:table-cell>
          <table:table-cell office:value-type="currency" office:value="23.76" table:style-name="ce2">
            <text:p>R 23.76</text:p>
          </table:table-cell>
          <table:table-cell office:value-type="currency" office:value="23.76" table:formula="of:=[.E17]*[.D17]" table:style-name="ce2">
            <text:p>R 23.76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RS</text:p>
          </table:table-cell>
          <table:table-cell office:value-type="string" table:style-name="ce1">
            <text:p>AA16, Single Sided Photoresist Board FR4 35μm Copper Thick, 160 x 100 x 1.6mm</text:p>
          </table:table-cell>
          <table:table-cell office:value-type="string" table:style-name="ce1">
            <text:p>159-6057</text:p>
          </table:table-cell>
          <table:table-cell office:value-type="float" office:value="1" table:style-name="ce1">
            <text:p>1</text:p>
          </table:table-cell>
          <table:table-cell office:value-type="currency" office:value="98.58" table:style-name="ce2">
            <text:p>R 98.58</text:p>
          </table:table-cell>
          <table:table-cell office:value-type="currency" office:value="98.58" table:formula="of:=[.E18]*[.D18]" table:style-name="ce2">
            <text:p>R 98.58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default-cell-style-name="ce5"/>
        <table:table-column table:style-name="co4" table:number-columns-repeated="16382" table:default-cell-style-name="ce1"/>
        <table:table-row table:style-name="ro2">
          <table:table-cell office:value-type="string" table:style-name="ce1">
            <text:p>Budget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1">
            <text:p>Communica</text:p>
          </table:table-cell>
          <table:table-cell office:value-type="currency" office:value="372.62999999999994" table:formula="of:=SUMIF([Sheet1.$A$3:.$A$18];[.A2];[Sheet1.$F$3:.$F$18])" table:style-name="ce5">
            <text:p><text:s/>R372.63<text:s/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S</text:p>
          </table:table-cell>
          <table:table-cell office:value-type="currency" office:value="122.34" table:formula="of:=SUMIF([Sheet1.$A$3:.$A$18];[.A3];[Sheet1.$F$3:.$F$18])" table:style-name="ce5">
            <text:p><text:s/>R122.34<text:s/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croRobotics</text:p>
          </table:table-cell>
          <table:table-cell office:value-type="currency" office:value="112.7" table:formula="of:=SUMIF([Sheet1.$A$3:.$A$18];[.A4];[Sheet1.$F$3:.$F$18])" table:style-name="ce5">
            <text:p><text:s/>R112.70<text:s/>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currency" office:value="607.66999999999996" table:formula="of:=SUM([.B2:.B4])" table:style-name="ce5">
            <text:p><text:s/>R607.67<text:s/>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af" number:country="NA">
      <number:currency-symbol number:language="af" number:country="NA">R</number:currency-symbol>
      <number:text> </number:text>
      <number:number number:decimal-places="2" number:min-integer-digits="1" number:grouping="true"/>
    </number:currency-style>
    <number:currency-style style:name="N36" number:language="af" number:country="NA">
      <style:text-properties fo:color="#FF0000"/>
      <number:currency-symbol number:language="af" number:country="NA">R</number:currency-symbol>
      <number:text>-</number:text>
      <number:number number:decimal-places="2" number:min-integer-digits="1" number:grouping="true"/>
      <style:map style:condition="value()&gt;=0" style:apply-style-name="N36P0"/>
    </number:currency-style>
    <number:currency-style style:name="N41P0" number:language="en" number:country="ZA">
      <number:text> </number:text>
      <number:currency-symbol number:language="en" number:country="ZA">R</number:currency-symbol>
      <number:number number:decimal-places="2" number:min-integer-digits="1" number:grouping="true"/>
      <number:text> </number:text>
    </number:currency-style>
    <number:currency-style style:name="N41P1" number:language="en" number:country="ZA">
      <number:text>-</number:text>
      <number:currency-symbol number:language="en" number:country="ZA">R</number:currency-symbol>
      <number:number number:decimal-places="2" number:min-integer-digits="1" number:grouping="true"/>
      <number:text> </number:text>
    </number:currency-style>
    <number:currency-style style:name="N41P2" number:language="en" number:country="ZA">
      <number:text> </number:text>
      <number:currency-symbol number:language="en" number:country="ZA">R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imon Francklin</dc:creator>
    <meta:creation-date>2017-10-20T23:41:04Z</meta:creation-date>
    <dc:date>2018-09-11T11:53:15Z</dc:date>
    <meta:editing-cycles>4</meta:editing-cycles>
    <meta:editing-duration>PT4385S</meta:editing-duration>
  </office:meta>
</office:document-meta>
</file>